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A</mi>
        <mo stretchy="false">̂</mo>
      </mover>
      <mi>,</mi>
      <mi/>
      <mover accent="true">
        <mi>B</mi>
        <mo stretchy="false">̂</mo>
      </mover>
      <mi>,</mi>
      <mi/>
      <mover accent="true">
        <mi>C</mi>
        <mo stretchy="false">̂</mo>
      </mover>
      <mi>,</mi>
      <mo stretchy="false">…</mo>
    </mrow>
    <annotation encoding="StarMath 5.0">hat A ,` hat B ,` hat C , dotslow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49:41.082000000</meta:creation-date>
    <meta:generator>LibreOffice/4.1.4.2$Windows_x86 LibreOffice_project/0a0440ccc0227ad9829de5f46be37cfb6edcf72</meta:generator>
  </office:meta>
</office:document-meta>
</file>